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4.279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6.662cm"/>
    </style:style>
    <style:style style:name="co5" style:family="table-column">
      <style:table-column-properties fo:break-before="auto" style:column-width="6.7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1.584cm" fo:break-before="auto" style:use-optimal-row-height="true"/>
    </style:style>
    <style:style style:name="ro3" style:family="table-row">
      <style:table-row-properties style:row-height="1.182cm" fo:break-before="auto" style:use-optimal-row-height="true"/>
    </style:style>
    <style:style style:name="ro4" style:family="table-row">
      <style:table-row-properties style:row-height="1.942cm" fo:break-before="auto" style:use-optimal-row-height="true"/>
    </style:style>
    <style:style style:name="ro5" style:family="table-row">
      <style:table-row-properties style:row-height="0.803cm" fo:break-before="auto" style:use-optimal-row-height="tru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vertical-align="middle"/>
      <style:text-properties style:font-name="Verdana" fo:font-size="9pt" style:font-size-asian="9pt" style:font-size-complex="9pt"/>
    </style:style>
    <style:style style:name="ce3" style:family="table-cell" style:parent-style-name="Default">
      <style:table-cell-properties fo:background-color="#000000" fo:wrap-option="wrap" style:vertical-align="middle"/>
      <style:text-properties style:font-name="Verdana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wrap-option="wrap" style:vertical-align="middle"/>
      <style:text-properties style:font-name="Verdana" fo:font-size="9pt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Verdana"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vertical-align="middle"/>
      <style:text-properties style:font-name="Verdana" fo:font-size="9pt" style:font-name-asian="SimSun" style:font-size-asian="9pt" style:font-name-complex="Lucida Sans" style:font-size-complex="9pt"/>
    </style:style>
    <style:style style:name="T1" style:family="text">
      <style:text-properties style:text-outline="false" style:text-line-through-style="none" style:font-name="Lucida Sans1" fo:font-size="10pt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Verdana" fo:font-size="9pt" style:font-size-asian="9pt" style:font-size-complex="9pt"/>
    </style:style>
    <style:style style:name="T7" style:family="text">
      <style:text-properties style:font-name="Verdana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outline="false" style:text-line-through-style="none" style:font-name="Verdana" fo:font-size="9pt" fo:font-style="italic" fo:text-shadow="none" style:text-underline-style="none" fo:font-weight="normal" style:font-name-asian="Lucida Sans1" style:font-size-asian="9pt" style:font-style-asian="italic" style:font-weight-asian="normal" style:font-name-complex="Lucida Sans1" style:font-size-complex="9pt" style:font-style-complex="italic" style:font-weight-complex="normal" style:text-emphasize="none" style:text-overline-style="none" style:text-overline-color="font-color"/>
    </style:style>
    <style:style style:name="T9" style:family="text">
      <style:text-properties style:font-name="Verdana" fo:font-size="9pt" style:font-name-asian="Lucida Sans1" style:font-size-asian="9pt" style:font-name-complex="Lucida Sans1" style:font-size-complex="9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Area</text:p>
          </table:table-cell>
          <table:table-cell table:style-name="ce3" office:value-type="string">
            <text:p>Feature</text:p>
          </table:table-cell>
          <table:table-cell table:style-name="ce1" office:value-type="string">
            <text:p>Common Syntax</text:p>
          </table:table-cell>
          <table:table-cell table:style-name="ce1" office:value-type="string">
            <text:p>C/Javascript Style Syntax</text:p>
          </table:table-cell>
          <table:table-cell table:style-name="ce1" office:value-type="string">
            <text:p>Lisp-Style Syntax</text:p>
          </table:table-cell>
          <table:table-cell table:number-columns-repeated="1019"/>
        </table:table-row>
        <table:table-row table:style-name="ro1">
          <table:table-cell office:value-type="string">
            <text:p>Literals</text:p>
          </table:table-cell>
          <table:table-cell office:value-type="string">
            <text:p>Literal String</text:p>
          </table:table-cell>
          <table:table-cell office:value-type="string">
            <text:p>"this is a string"</text:p>
          </table:table-cell>
          <table:table-cell office:value-type="string">
            <text:p>As Common</text:p>
          </table:table-cell>
          <table:table-cell office:value-type="string">
            <text:p>"this is a string"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teral Character(s)</text:p>
          </table:table-cell>
          <table:table-cell office:value-type="string">
            <text:p>'x'</text:p>
          </table:table-cell>
          <table:table-cell office:value-type="string">
            <text:p>As Commo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iteral Symbol</text:p>
          </table:table-cell>
          <table:table-cell office:value-type="string">
            <text:p>`x`</text:p>
          </table:table-cell>
          <table:table-cell office:value-type="string">
            <text:p>As Common</text:p>
          </table:table-cell>
          <table:table-cell office:value-type="string">
            <text:p>'x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pe characters for whitespace in literal strings, characters and <text:span text:style-name="T1">symbols</text:span></text:p>
          </table:table-cell>
          <table:table-cell office:value-type="string">
            <text:p>\n \r \t \v</text:p>
          </table:table-cell>
          <table:table-cell office:value-type="string">
            <text:p>As Commo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scape escape character in literal strings, characters and strings</text:p>
          </table:table-cell>
          <table:table-cell office:value-type="string">
            <text:p>\\</text:p>
          </table:table-cell>
          <table:table-cell office:value-type="string">
            <text:p>As Commo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scaping quotes in literal strings, characters and symbols</text:p>
          </table:table-cell>
          <table:table-cell office:value-type="string">
            <text:p>\' \" \`</text:p>
          </table:table-cell>
          <table:table-cell office:value-type="string">
            <text:p>As Commo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terpolation</text:p>
          </table:table-cell>
          <table:table-cell office:value-type="string">
            <text:p>\( <text:span text:style-name="T4">expr</text:span><text:span text:style-name="T5"> )</text:span>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Variables</text:p>
          </table:table-cell>
          <table:table-cell office:value-type="string">
            <text:p>thisIsA_Variable</text:p>
          </table:table-cell>
          <table:table-cell office:value-type="string">
            <text:p>As Common</text:p>
          </table:table-cell>
          <table:table-cell table:number-columns-repeated="1020"/>
        </table:table-row>
        <table:table-row table:style-name="ro4">
          <table:table-cell office:value-type="string">
            <text:p>Conditionals</text:p>
          </table:table-cell>
          <table:table-cell office:value-type="string">
            <text:p>if</text:p>
          </table:table-cell>
          <table:table-cell office:value-type="string">
            <text:p>if <text:span text:style-name="T4">expr</text:span> then <text:span text:style-name="T4">stmnts</text:span></text:p>
            <text:p>elseif <text:span text:style-name="T4">expr</text:span> then <text:span text:style-name="T4">stmnts</text:span></text:p>
            <text:p>elseunless <text:span text:style-name="T4">expr</text:span> then <text:span text:style-name="T4">stmnts</text:span></text:p>
            <text:p>else <text:span text:style-name="T4">stmnts</text:span></text:p>
            <text:p>endif</text:p>
          </table:table-cell>
          <table:table-cell office:value-type="string">
            <text:p>if ( <text:span text:style-name="T4">expr</text:span> ) <text:span text:style-name="T4">stmnt</text:span><text:span text:style-name="T5"> else </text:span><text:span text:style-name="T4">stmnt</text:span></text:p>
          </table:table-cell>
          <table:table-cell table:style-name="ce4" office:value-type="string">
            <text:p>(if <text:span text:style-name="T4">expr</text:span><text:span text:style-name="T5"> </text:span><text:span text:style-name="T4">expr</text:span><text:span text:style-name="T5"> … </text:span><text:span text:style-name="T4">expr</text:span><text:span text:style-name="T5">)</text:span></text:p>
            <text:p/>
            <text:p>n.b. cond not supported at the time of writing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unless, equivalent to if not</text:p>
          </table:table-cell>
          <table:table-cell office:value-type="string">
            <text:p><text:span text:style-name="T6">unless </text:span><text:span text:style-name="T7">expr</text:span><text:span text:style-name="T6"> then </text:span><text:span text:style-name="T7">stmnts</text:span></text:p>
            <text:p><text:span text:style-name="T2">elseif </text:span><text:span text:style-name="T8">expr</text:span><text:span text:style-name="T2"> then </text:span><text:span text:style-name="T8">stmnts</text:span></text:p>
            <text:p><text:span text:style-name="T2">elseunless </text:span><text:span text:style-name="T8">expr</text:span><text:span text:style-name="T2"> then </text:span><text:span text:style-name="T8">stmnts</text:span></text:p>
            <text:p><text:span text:style-name="T2">else </text:span><text:span text:style-name="T8">stmnts</text:span></text:p>
            <text:p><text:span text:style-name="T2">e</text:span><text:span text:style-name="T9">ndunless</text:span></text:p>
          </table:table-cell>
          <table:table-cell table:number-columns-repeated="2" office:value-type="string">
            <text:p>n/a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nd, boolean short circuit</text:p>
          </table:table-cell>
          <table:table-cell table:style-name="ce5" office:value-type="string">
            <text:p>expr<text:span text:style-name="T5"> and </text:span><text:span text:style-name="T4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Planned for version 0.10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r, boolean short circuit</text:p>
          </table:table-cell>
          <table:table-cell table:style-name="ce5" office:value-type="string">
            <text:p>expr<text:span text:style-name="T5"> or </text:span><text:span text:style-name="T4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2">Planned for </text:span><text:span text:style-name="T3">version 0.10.</text:span>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not, boolean negation</text:p>
          </table:table-cell>
          <table:table-cell office:value-type="string">
            <text:p>not( <text:span text:style-name="T4">expr</text:span><text:span text:style-name="T5"> )</text:span></text:p>
            <text:p><text:span text:style-name="T5"/></text:p>
            <text:p><text:span text:style-name="T5">n.b. Ordinary function call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2">Planned for </text:span><text:span text:style-name="T3">version 0.10.</text:span>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&amp;&amp;, absent oriented short-circuit</text:p>
          </table:table-cell>
          <table:table-cell table:style-name="ce5" office:value-type="string">
            <text:p>expr <text:span text:style-name="T5">&amp;&amp; </text:span><text:span text:style-name="T4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2">Planned for </text:span><text:span text:style-name="T3">version 0.10.</text:span>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||<text:span text:style-name="T2">, absent oriented short-</text:span><text:span text:style-name="T3">circuit</text:span></text:p>
          </table:table-cell>
          <table:table-cell office:value-type="string">
            <text:p><text:span text:style-name="T4">expr</text:span> || <text:span text:style-name="T4">expr</text:span></text:p>
          </table:table-cell>
          <table:table-cell office:value-type="string">
            <text:p>As Common</text:p>
          </table:table-cell>
          <table:table-cell office:value-type="string">
            <text:p>TODO: Not implemented yet. <text:span text:style-name="T2">Planned for </text:span><text:span text:style-name="T3">version 0.10.</text:span>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!, absent-oriented negation</text:p>
          </table:table-cell>
          <table:table-cell office:value-type="string">
            <text:p>! <text:span text:style-name="T4">expr</text:span></text:p>
          </table:table-cell>
          <table:table-cell table:style-name="ce6" office:value-type="string">
            <text:p>As Common</text:p>
          </table:table-cell>
          <table:table-cell office:value-type="string">
            <text:p>TODO: Not implemented yet. <text:span text:style-name="T2">Planned for </text:span><text:span text:style-name="T3">version 0.10.</text:span></text:p>
          </table:table-cell>
          <table:table-cell table:number-columns-repeated="1019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2-11-27T23:53:01</meta:creation-date>
    <dc:date>2012-11-28T11:16:38</dc:date>
    <dc:creator>Stephen Leach</dc:creator>
    <meta:editing-duration>PT11H8M33S</meta:editing-duration>
    <meta:editing-cycles>5</meta:editing-cycles>
    <meta:generator>LibreOffice/3.5$MacOSX_x86 LibreOffice_project/e0fbe70-dcba98b-297ab39-994e618-0f858f0</meta:generator>
    <meta:document-statistic meta:table-count="3" meta:cell-count="67" meta:object-count="0"/>
  </office:meta>
</office:document-meta>
</file>